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744in"/>
    </style:style>
    <style:style style:name="co2" style:family="table-column">
      <style:table-column-properties fo:break-before="auto" style:column-width="1.0028in"/>
    </style:style>
    <style:style style:name="co3" style:family="table-column">
      <style:table-column-properties fo:break-before="auto" style:column-width="2.8972in"/>
    </style:style>
    <style:style style:name="co4" style:family="table-column">
      <style:table-column-properties fo:break-before="auto" style:column-width="0.6535in"/>
    </style:style>
    <style:style style:name="co5" style:family="table-column">
      <style:table-column-properties fo:break-before="auto" style:column-width="0.7654in"/>
    </style:style>
    <style:style style:name="co6" style:family="table-column">
      <style:table-column-properties fo:break-before="auto" style:column-width="0.723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rrorLayerPercentageGraph291614234" table:style-name="ta1">
        <table:shapes>
          <draw:frame draw:z-index="0" draw:style-name="gr1" draw:text-style-name="P1" svg:width="8.5028in" svg:height="4.6638in" svg:x="1.4909in" svg:y="2.4343in">
            <draw:object draw:notify-on-update-of-ranges="errorLayerPercentageGraph291614234.A1:errorLayerPercentageGraph291614234.A1 errorLayerPercentageGraph291614234.B1:errorLayerPercentageGraph291614234.K1 errorLayerPercentageGraph291614234.A2:errorLayerPercentageGraph291614234.A2 errorLayerPercentageGraph291614234.B2:errorLayerPercentageGraph291614234.K2 errorLayerPercentageGraph291614234.A3:errorLayerPercentageGraph291614234.A3 errorLayerPercentageGraph291614234.B3:errorLayerPercentageGraph291614234.K3 errorLayerPercentageGraph291614234.A4:errorLayerPercentageGraph291614234.A4 errorLayerPercentageGraph291614234.B4:errorLayerPercentageGraph291614234.K4 errorLayerPercentageGraph291614234.A5:errorLayerPercentageGraph291614234.A5 errorLayerPercentageGraph291614234.B5:errorLayerPercentageGraph291614234.K5 errorLayerPercentageGraph291614234.A6:errorLayerPercentageGraph291614234.A6 errorLayerPercentageGraph291614234.B6:errorLayerPercentageGraph291614234.K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Average Excitatory Voltage Change per Neuron (+0.01 C)</text:p>
          </table:table-cell>
          <table:table-cell office:value-type="float" office:value="0.000085" calcext:value-type="float">
            <text:p>0.000085</text:p>
          </table:table-cell>
          <table:table-cell office:value-type="float" office:value="0.002909" calcext:value-type="float">
            <text:p>0.002909</text:p>
          </table:table-cell>
          <table:table-cell office:value-type="float" office:value="0.023064" calcext:value-type="float">
            <text:p>0.023064</text:p>
          </table:table-cell>
          <table:table-cell office:value-type="float" office:value="0.078098" calcext:value-type="float">
            <text:p>0.078098</text:p>
          </table:table-cell>
          <table:table-cell office:value-type="float" office:value="0.194823" calcext:value-type="float">
            <text:p>0.194823</text:p>
          </table:table-cell>
          <table:table-cell office:value-type="float" office:value="0.37012" calcext:value-type="float">
            <text:p>0.37012</text:p>
          </table:table-cell>
          <table:table-cell office:value-type="float" office:value="0.596253" calcext:value-type="float">
            <text:p>0.596253</text:p>
          </table:table-cell>
          <table:table-cell office:value-type="float" office:value="0.809862" calcext:value-type="float">
            <text:p>0.809862</text:p>
          </table:table-cell>
          <table:table-cell office:value-type="float" office:value="1.000884" calcext:value-type="float">
            <text:p>1.000884</text:p>
          </table:table-cell>
          <table:table-cell office:value-type="float" office:value="1.211201" calcext:value-type="float">
            <text:p>1.211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Inhibitory Voltage Change per Neuron (+0.01 C)</text:p>
          </table:table-cell>
          <table:table-cell office:value-type="float" office:value="0.002762" calcext:value-type="float">
            <text:p>0.002762</text:p>
          </table:table-cell>
          <table:table-cell office:value-type="float" office:value="0.006946" calcext:value-type="float">
            <text:p>0.006946</text:p>
          </table:table-cell>
          <table:table-cell office:value-type="float" office:value="0.031958" calcext:value-type="float">
            <text:p>0.031958</text:p>
          </table:table-cell>
          <table:table-cell office:value-type="float" office:value="0.083429" calcext:value-type="float">
            <text:p>0.083429</text:p>
          </table:table-cell>
          <table:table-cell office:value-type="float" office:value="0.19436" calcext:value-type="float">
            <text:p>0.19436</text:p>
          </table:table-cell>
          <table:table-cell office:value-type="float" office:value="0.345504" calcext:value-type="float">
            <text:p>0.345504</text:p>
          </table:table-cell>
          <table:table-cell office:value-type="float" office:value="0.577499" calcext:value-type="float">
            <text:p>0.577499</text:p>
          </table:table-cell>
          <table:table-cell office:value-type="float" office:value="0.820095" calcext:value-type="float">
            <text:p>0.820095</text:p>
          </table:table-cell>
          <table:table-cell office:value-type="float" office:value="1.019452" calcext:value-type="float">
            <text:p>1.019452</text:p>
          </table:table-cell>
          <table:table-cell office:value-type="float" office:value="1.191057" calcext:value-type="float">
            <text:p>1.191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Excitatory Voltage Change per Neuron (+0.001 C)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0.002588" calcext:value-type="float">
            <text:p>0.002588</text:p>
          </table:table-cell>
          <table:table-cell office:value-type="float" office:value="0.013053" calcext:value-type="float">
            <text:p>0.013053</text:p>
          </table:table-cell>
          <table:table-cell office:value-type="float" office:value="0.039819" calcext:value-type="float">
            <text:p>0.039819</text:p>
          </table:table-cell>
          <table:table-cell office:value-type="float" office:value="0.099396" calcext:value-type="float">
            <text:p>0.099396</text:p>
          </table:table-cell>
          <table:table-cell office:value-type="float" office:value="0.194081" calcext:value-type="float">
            <text:p>0.194081</text:p>
          </table:table-cell>
          <table:table-cell office:value-type="float" office:value="0.320002" calcext:value-type="float">
            <text:p>0.320002</text:p>
          </table:table-cell>
          <table:table-cell office:value-type="float" office:value="0.512173" calcext:value-type="float">
            <text:p>0.512173</text:p>
          </table:table-cell>
          <table:table-cell office:value-type="float" office:value="0.731999" calcext:value-type="float">
            <text:p>0.7319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Average Inhibitory</text:span> Voltage Change per Neuron (+0.001 C)</text:p>
          </table:table-cell>
          <table:table-cell office:value-type="float" office:value="0.000241" calcext:value-type="float">
            <text:p>0.000241</text:p>
          </table:table-cell>
          <table:table-cell office:value-type="float" office:value="0.000294" calcext:value-type="float">
            <text:p>0.000294</text:p>
          </table:table-cell>
          <table:table-cell office:value-type="float" office:value="0.002916" calcext:value-type="float">
            <text:p>0.002916</text:p>
          </table:table-cell>
          <table:table-cell office:value-type="float" office:value="0.015046" calcext:value-type="float">
            <text:p>0.015046</text:p>
          </table:table-cell>
          <table:table-cell office:value-type="float" office:value="0.038762" calcext:value-type="float">
            <text:p>0.038762</text:p>
          </table:table-cell>
          <table:table-cell office:value-type="float" office:value="0.098754" calcext:value-type="float">
            <text:p>0.098754</text:p>
          </table:table-cell>
          <table:table-cell office:value-type="float" office:value="0.186834" calcext:value-type="float">
            <text:p>0.186834</text:p>
          </table:table-cell>
          <table:table-cell office:value-type="float" office:value="0.318437" calcext:value-type="float">
            <text:p>0.318437</text:p>
          </table:table-cell>
          <table:table-cell office:value-type="float" office:value="0.499425" calcext:value-type="float">
            <text:p>0.499425</text:p>
          </table:table-cell>
          <table:table-cell office:value-type="float" office:value="0.735529" calcext:value-type="float">
            <text:p>0.735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Excitatory Voltage Change per Neuron (+0.0001 C)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1261" calcext:value-type="float">
            <text:p>0.001261</text:p>
          </table:table-cell>
          <table:table-cell office:value-type="float" office:value="0.001185" calcext:value-type="float">
            <text:p>0.001185</text:p>
          </table:table-cell>
          <table:table-cell office:value-type="float" office:value="0.00435" calcext:value-type="float">
            <text:p>0.00435</text:p>
          </table:table-cell>
          <table:table-cell office:value-type="float" office:value="0.008819" calcext:value-type="float">
            <text:p>0.008819</text:p>
          </table:table-cell>
          <table:table-cell office:value-type="float" office:value="0.013702" calcext:value-type="float">
            <text:p>0.013702</text:p>
          </table:table-cell>
          <table:table-cell office:value-type="float" office:value="0.02452" calcext:value-type="float">
            <text:p>0.02452</text:p>
          </table:table-cell>
          <table:table-cell office:value-type="float" office:value="0.048056" calcext:value-type="float">
            <text:p>0.048056</text:p>
          </table:table-cell>
          <table:table-cell office:value-type="float" office:value="0.087569" calcext:value-type="float">
            <text:p>0.0875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Average Inhibitory</text:span> Voltage Change per Neuron (+0.0001 C)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000381" calcext:value-type="float">
            <text:p>0.000381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4457" calcext:value-type="float">
            <text:p>0.004457</text:p>
          </table:table-cell>
          <table:table-cell office:value-type="float" office:value="0.009806" calcext:value-type="float">
            <text:p>0.009806</text:p>
          </table:table-cell>
          <table:table-cell office:value-type="float" office:value="0.01628" calcext:value-type="float">
            <text:p>0.01628</text:p>
          </table:table-cell>
          <table:table-cell office:value-type="float" office:value="0.025525" calcext:value-type="float">
            <text:p>0.025525</text:p>
          </table:table-cell>
          <table:table-cell office:value-type="float" office:value="0.048132" calcext:value-type="float">
            <text:p>0.048132</text:p>
          </table:table-cell>
          <table:table-cell office:value-type="float" office:value="0.091309" calcext:value-type="float">
            <text:p>0.091309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2">
          <table:table-cell office:value-type="string" calcext:value-type="string">
            <text:p>Std Deviation Avg (Excitatory):</text:p>
          </table:table-cell>
          <table:table-cell office:value-type="float" office:value="0.080134" calcext:value-type="float">
            <text:p>0.0801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d Deviation Avg (Inhibitory):</text:p>
          </table:table-cell>
          <table:table-cell office:value-type="float" office:value="0.084274" calcext:value-type="float">
            <text:p>0.084274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1">
          <table:table-cell office:value-type="string" calcext:value-type="string">
            <text:p>Std Deviation Avg (Absolute Voltage Difference):</text:p>
          </table:table-cell>
          <table:table-cell table:formula="of:= AVERAGE([.B8:.B9])" office:value-type="float" office:value="0.082204" calcext:value-type="float">
            <text:p>0.082204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06T20:22:31.837000000</dc:date>
    <meta:editing-duration>PT1H49M22S</meta:editing-duration>
    <meta:editing-cycles>15</meta:editing-cycles>
    <meta:generator>LibreOffice/7.3.4.2$Windows_X86_64 LibreOffice_project/728fec16bd5f605073805c3c9e7c4212a0120dc5</meta:generator>
    <meta:document-statistic meta:table-count="1" meta:cell-count="72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000" draw:fill-color="#ff4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e86ae" draw:fill-color="#8e86a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ffa6" draw:fill-color="#ffffa6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b47804" draw:fill-color="#b478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598cm" svg:height="11.847cm" xlink:href=".." xlink:type="simple" chart:class="chart:line" chart:style-name="ch1">
        <chart:legend chart:legend-position="end" svg:x="11.87cm" svg:y="1.082cm" style:legend-expansion="custom" svg:width="9.727cm" svg:height="3.603cm" style:legend-expansion-aspect-ratio="2.69969469886206" chart:style-name="ch2"/>
        <chart:plot-area chart:style-name="ch3" table:cell-range-address="errorLayerPercentageGraph291614234.A1:errorLayerPercentageGraph291614234.K6" chart:data-source-has-labels="column" svg:x="1.582cm" svg:y="0.292cm" svg:width="10.674cm" svg:height="10.324cm">
          <chart:coordinate-region svg:x="2.327cm" svg:y="0.487cm" svg:width="9.733cm" svg:height="9.49cm"/>
          <chart:axis chart:dimension="x" chart:name="primary-x" chart:style-name="ch4">
            <chart:title svg:x="6.033cm" svg:y="10.853cm" chart:style-name="ch5">
              <text:p>Layer Index</text:p>
            </chart:title>
          </chart:axis>
          <chart:axis chart:dimension="y" chart:name="primary-y" chart:style-name="ch6">
            <chart:title svg:x="0.608cm" svg:y="9.357cm" chart:style-name="ch7">
              <text:p>Absolute Average Voltage Difference Per Neuron (mV)</text:p>
            </chart:title>
            <chart:grid chart:style-name="ch8" chart:class="major"/>
          </chart:axis>
          <chart:series chart:style-name="ch9" chart:values-cell-range-address="errorLayerPercentageGraph291614234.B1:errorLayerPercentageGraph291614234.K1" chart:label-cell-address="errorLayerPercentageGraph291614234.A1:errorLayerPercentageGraph291614234.A1" chart:class="chart:line">
            <chart:data-point chart:repeated="10"/>
          </chart:series>
          <chart:series chart:style-name="ch10" chart:values-cell-range-address="errorLayerPercentageGraph291614234.B2:errorLayerPercentageGraph291614234.K2" chart:label-cell-address="errorLayerPercentageGraph291614234.A2:errorLayerPercentageGraph291614234.A2" chart:class="chart:line">
            <chart:data-point chart:repeated="10"/>
          </chart:series>
          <chart:series chart:style-name="ch11" chart:values-cell-range-address="errorLayerPercentageGraph291614234.B3:errorLayerPercentageGraph291614234.K3" chart:label-cell-address="errorLayerPercentageGraph291614234.A3:errorLayerPercentageGraph291614234.A3" chart:class="chart:line">
            <chart:data-point chart:repeated="10"/>
          </chart:series>
          <chart:series chart:style-name="ch12" chart:values-cell-range-address="errorLayerPercentageGraph291614234.B4:errorLayerPercentageGraph291614234.K4" chart:label-cell-address="errorLayerPercentageGraph291614234.A4:errorLayerPercentageGraph291614234.A4" chart:class="chart:line">
            <chart:data-point chart:repeated="10"/>
          </chart:series>
          <chart:series chart:style-name="ch13" chart:values-cell-range-address="errorLayerPercentageGraph291614234.B5:errorLayerPercentageGraph291614234.K5" chart:label-cell-address="errorLayerPercentageGraph291614234.A5:errorLayerPercentageGraph291614234.A5" chart:class="chart:line">
            <chart:data-point chart:repeated="10"/>
          </chart:series>
          <chart:series chart:style-name="ch14" chart:values-cell-range-address="errorLayerPercentageGraph291614234.B6:errorLayerPercentageGraph291614234.K6" chart:label-cell-address="errorLayerPercentageGraph291614234.A6:errorLayerPercentageGraph291614234.A6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verage Excitatory Voltage Change per Neuron (+0.01 C)</text:p>
                <draw:g>
                  <svg:desc>errorLayerPercentageGraph291614234.A1:errorLayerPercentageGraph291614234.A1</svg:desc>
                </draw:g>
              </table:table-cell>
              <table:table-cell office:value-type="float" office:value="0.000085">
                <text:p>0.000085</text:p>
                <draw:g>
                  <svg:desc>errorLayerPercentageGraph291614234.B1:errorLayerPercentageGraph291614234.K1</svg:desc>
                </draw:g>
              </table:table-cell>
              <table:table-cell office:value-type="float" office:value="0.002909">
                <text:p>0.002909</text:p>
              </table:table-cell>
              <table:table-cell office:value-type="float" office:value="0.023064">
                <text:p>0.023064</text:p>
              </table:table-cell>
              <table:table-cell office:value-type="float" office:value="0.078098">
                <text:p>0.078098</text:p>
              </table:table-cell>
              <table:table-cell office:value-type="float" office:value="0.194823">
                <text:p>0.194823</text:p>
              </table:table-cell>
              <table:table-cell office:value-type="float" office:value="0.37012">
                <text:p>0.37012</text:p>
              </table:table-cell>
              <table:table-cell office:value-type="float" office:value="0.596253">
                <text:p>0.596253</text:p>
              </table:table-cell>
              <table:table-cell office:value-type="float" office:value="0.809862">
                <text:p>0.809862</text:p>
              </table:table-cell>
              <table:table-cell office:value-type="float" office:value="1.000884">
                <text:p>1.000884</text:p>
              </table:table-cell>
              <table:table-cell office:value-type="float" office:value="1.211201">
                <text:p>1.211201</text:p>
              </table:table-cell>
            </table:table-row>
            <table:table-row>
              <table:table-cell office:value-type="string">
                <text:p>Average Inhibitory Voltage Change per Neuron (+0.01 C)</text:p>
                <draw:g>
                  <svg:desc>errorLayerPercentageGraph291614234.A2:errorLayerPercentageGraph291614234.A2</svg:desc>
                </draw:g>
              </table:table-cell>
              <table:table-cell office:value-type="float" office:value="0.002762">
                <text:p>0.002762</text:p>
                <draw:g>
                  <svg:desc>errorLayerPercentageGraph291614234.B2:errorLayerPercentageGraph291614234.K2</svg:desc>
                </draw:g>
              </table:table-cell>
              <table:table-cell office:value-type="float" office:value="0.006946">
                <text:p>0.006946</text:p>
              </table:table-cell>
              <table:table-cell office:value-type="float" office:value="0.031958">
                <text:p>0.031958</text:p>
              </table:table-cell>
              <table:table-cell office:value-type="float" office:value="0.083429">
                <text:p>0.083429</text:p>
              </table:table-cell>
              <table:table-cell office:value-type="float" office:value="0.19436">
                <text:p>0.19436</text:p>
              </table:table-cell>
              <table:table-cell office:value-type="float" office:value="0.345504">
                <text:p>0.345504</text:p>
              </table:table-cell>
              <table:table-cell office:value-type="float" office:value="0.577499">
                <text:p>0.577499</text:p>
              </table:table-cell>
              <table:table-cell office:value-type="float" office:value="0.820095">
                <text:p>0.820095</text:p>
              </table:table-cell>
              <table:table-cell office:value-type="float" office:value="1.019452">
                <text:p>1.019452</text:p>
              </table:table-cell>
              <table:table-cell office:value-type="float" office:value="1.191057">
                <text:p>1.191057</text:p>
              </table:table-cell>
            </table:table-row>
            <table:table-row>
              <table:table-cell office:value-type="string">
                <text:p>Average Excitatory Voltage Change per Neuron (+0.001 C)</text:p>
                <draw:g>
                  <svg:desc>errorLayerPercentageGraph291614234.A3:errorLayerPercentageGraph291614234.A3</svg:desc>
                </draw:g>
              </table:table-cell>
              <table:table-cell office:value-type="float" office:value="0.000024">
                <text:p>0.000024</text:p>
                <draw:g>
                  <svg:desc>errorLayerPercentageGraph291614234.B3:errorLayerPercentageGraph291614234.K3</svg:desc>
                </draw:g>
              </table:table-cell>
              <table:table-cell office:value-type="float" office:value="0.000088">
                <text:p>0.000088</text:p>
              </table:table-cell>
              <table:table-cell office:value-type="float" office:value="0.002588">
                <text:p>0.002588</text:p>
              </table:table-cell>
              <table:table-cell office:value-type="float" office:value="0.013053">
                <text:p>0.013053</text:p>
              </table:table-cell>
              <table:table-cell office:value-type="float" office:value="0.039819">
                <text:p>0.039819</text:p>
              </table:table-cell>
              <table:table-cell office:value-type="float" office:value="0.099396">
                <text:p>0.099396</text:p>
              </table:table-cell>
              <table:table-cell office:value-type="float" office:value="0.194081">
                <text:p>0.194081</text:p>
              </table:table-cell>
              <table:table-cell office:value-type="float" office:value="0.320002">
                <text:p>0.320002</text:p>
              </table:table-cell>
              <table:table-cell office:value-type="float" office:value="0.512173">
                <text:p>0.512173</text:p>
              </table:table-cell>
              <table:table-cell office:value-type="float" office:value="0.731999">
                <text:p>0.731999</text:p>
              </table:table-cell>
            </table:table-row>
            <table:table-row>
              <table:table-cell office:value-type="string">
                <text:p>Average Inhibitory Voltage Change per Neuron (+0.001 C)</text:p>
                <draw:g>
                  <svg:desc>errorLayerPercentageGraph291614234.A4:errorLayerPercentageGraph291614234.A4</svg:desc>
                </draw:g>
              </table:table-cell>
              <table:table-cell office:value-type="float" office:value="0.000241">
                <text:p>0.000241</text:p>
                <draw:g>
                  <svg:desc>errorLayerPercentageGraph291614234.B4:errorLayerPercentageGraph291614234.K4</svg:desc>
                </draw:g>
              </table:table-cell>
              <table:table-cell office:value-type="float" office:value="0.000294">
                <text:p>0.000294</text:p>
              </table:table-cell>
              <table:table-cell office:value-type="float" office:value="0.002916">
                <text:p>0.002916</text:p>
              </table:table-cell>
              <table:table-cell office:value-type="float" office:value="0.015046">
                <text:p>0.015046</text:p>
              </table:table-cell>
              <table:table-cell office:value-type="float" office:value="0.038762">
                <text:p>0.038762</text:p>
              </table:table-cell>
              <table:table-cell office:value-type="float" office:value="0.098754">
                <text:p>0.098754</text:p>
              </table:table-cell>
              <table:table-cell office:value-type="float" office:value="0.186834">
                <text:p>0.186834</text:p>
              </table:table-cell>
              <table:table-cell office:value-type="float" office:value="0.318437">
                <text:p>0.318437</text:p>
              </table:table-cell>
              <table:table-cell office:value-type="float" office:value="0.499425">
                <text:p>0.499425</text:p>
              </table:table-cell>
              <table:table-cell office:value-type="float" office:value="0.735529">
                <text:p>0.735529</text:p>
              </table:table-cell>
            </table:table-row>
            <table:table-row>
              <table:table-cell office:value-type="string">
                <text:p>Average Excitatory Voltage Change per Neuron (+0.0001 C)</text:p>
                <draw:g>
                  <svg:desc>errorLayerPercentageGraph291614234.A5:errorLayerPercentageGraph291614234.A5</svg:desc>
                </draw:g>
              </table:table-cell>
              <table:table-cell office:value-type="float" office:value="0.000003">
                <text:p>0.000003</text:p>
                <draw:g>
                  <svg:desc>errorLayerPercentageGraph291614234.B5:errorLayerPercentageGraph291614234.K5</svg:desc>
                </draw:g>
              </table:table-cell>
              <table:table-cell office:value-type="float" office:value="0.000015">
                <text:p>0.000015</text:p>
              </table:table-cell>
              <table:table-cell office:value-type="float" office:value="0.001261">
                <text:p>0.001261</text:p>
              </table:table-cell>
              <table:table-cell office:value-type="float" office:value="0.001185">
                <text:p>0.001185</text:p>
              </table:table-cell>
              <table:table-cell office:value-type="float" office:value="0.00435">
                <text:p>0.00435</text:p>
              </table:table-cell>
              <table:table-cell office:value-type="float" office:value="0.008819">
                <text:p>0.008819</text:p>
              </table:table-cell>
              <table:table-cell office:value-type="float" office:value="0.013702">
                <text:p>0.013702</text:p>
              </table:table-cell>
              <table:table-cell office:value-type="float" office:value="0.02452">
                <text:p>0.02452</text:p>
              </table:table-cell>
              <table:table-cell office:value-type="float" office:value="0.048056">
                <text:p>0.048056</text:p>
              </table:table-cell>
              <table:table-cell office:value-type="float" office:value="0.087569">
                <text:p>0.087569</text:p>
              </table:table-cell>
            </table:table-row>
            <table:table-row>
              <table:table-cell office:value-type="string">
                <text:p>Average Inhibitory Voltage Change per Neuron (+0.0001 C)</text:p>
                <draw:g>
                  <svg:desc>errorLayerPercentageGraph291614234.A6:errorLayerPercentageGraph291614234.A6</svg:desc>
                </draw:g>
              </table:table-cell>
              <table:table-cell office:value-type="float" office:value="0.000024">
                <text:p>0.000024</text:p>
                <draw:g>
                  <svg:desc>errorLayerPercentageGraph291614234.B6:errorLayerPercentageGraph291614234.K6</svg:desc>
                </draw:g>
              </table:table-cell>
              <table:table-cell office:value-type="float" office:value="0.000036">
                <text:p>0.000036</text:p>
              </table:table-cell>
              <table:table-cell office:value-type="float" office:value="0.000381">
                <text:p>0.000381</text:p>
              </table:table-cell>
              <table:table-cell office:value-type="float" office:value="0.00089">
                <text:p>0.00089</text:p>
              </table:table-cell>
              <table:table-cell office:value-type="float" office:value="0.004457">
                <text:p>0.004457</text:p>
              </table:table-cell>
              <table:table-cell office:value-type="float" office:value="0.009806">
                <text:p>0.009806</text:p>
              </table:table-cell>
              <table:table-cell office:value-type="float" office:value="0.01628">
                <text:p>0.01628</text:p>
              </table:table-cell>
              <table:table-cell office:value-type="float" office:value="0.025525">
                <text:p>0.025525</text:p>
              </table:table-cell>
              <table:table-cell office:value-type="float" office:value="0.048132">
                <text:p>0.048132</text:p>
              </table:table-cell>
              <table:table-cell office:value-type="float" office:value="0.091309">
                <text:p>0.0913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